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NamespaceResolver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ryNamespaceResolver.getPrefix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ryNamespaceResolver.RegistryNamespaceResolver( Namespace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